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5-03-11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5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4-12-10 0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4-11-13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4-09-10 0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4-08-07 0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4-07-08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4-06-06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4-05-06 0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4-04-03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4-03-06 1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4-02-06 0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4-01-08 0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3-12-06 0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3-09-07 0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3-08-03 0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3-07-05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3-06-05 1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3-05-02 0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3-04-04 0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3-03-07 0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3-02-01 1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2-11-02 1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2-10-05 1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2-09-08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2-08-10 1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2-07-13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2-06-08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2-05-04 1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2-04-06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2-03-09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2-02-02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2-01-05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1-12-06 0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1-10-13 1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1-04-06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1-01-07 0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0-11-17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0-10-12 0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0-08-18 0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0-07-01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0-03-09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0-02-10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20-01-07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9-12-03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9-11-04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9-10-0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9-09-10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9-08-05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9-07-08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9-06-03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9-04-0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9-01-08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8-11-13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8-10-0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8-09-12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8-08-08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8-07-12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8-06-06 0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8-05-02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8-04-04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8-03-06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8-02-06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8-01-0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7-12-04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7-11-06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7-09-05 1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7-08-02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7-07-05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7-06-05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7-05-02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7-04-04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7-03-0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7-02-06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7-01-0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6-12-08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6-11-07 0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6-10-10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6-09-06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6-08-01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6-07-06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6-06-07 0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6-05-09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6-04-11 0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6-03-09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6-02-09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6-01-0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5-12-09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5-11-04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5-10-0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5-09-09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5-08-11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5-07-0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5-06-09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5-05-12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5-04-06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5-03-09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5-02-10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5-01-0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4-12-10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4-11-12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4-09-10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4-08-13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4-07-09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4-06-11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4-05-14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4-03-12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4-02-12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4-01-08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3-12-11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3-11-13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3-10-08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3-09-11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3-08-14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3-07-10 1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3-06-12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3-05-15 1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3-04-10 1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3-03-13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3-02-13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3</text:p>
          </table:table-cell>
          <table:table-cell office:value-type="string" calcext:value-type="string">
            <text:p>G-2364</text:p>
          </table:table-cell>
          <table:table-cell office:value-type="string" calcext:value-type="string">
            <text:p>2013-01-09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6" meta:object-count="0"/>
    <meta:user-defined meta:name="AppVersion">3.0</meta:user-defined>
  </office:meta>
</office:document-meta>
</file>